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3"/>
          <table:table-cell office:value-type="string" calcext:value-type="string">
            <text:p>schwarzer Zylinder</text:p>
          </table:table-cell>
          <table:table-cell table:number-columns-repeated="2"/>
          <table:table-cell office:value-type="string" calcext:value-type="string">
            <text:p>weißer Zylind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14885" calcext:value-type="float">
            <text:p>0.14885</text:p>
          </table:table-cell>
          <table:table-cell table:formula="of:=([.B4]*[.C4])/[.A4]" office:value-type="float" office:value="0.000463088888888889" calcext:value-type="float">
            <text:p>0.0004630889</text:p>
          </table:table-cell>
          <table:table-cell/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4]/5" office:value-type="float" office:value="1.67" calcext:value-type="float">
            <text:p>1.67</text:p>
          </table:table-cell>
          <table:table-cell/>
          <table:table-cell office:value-type="float" office:value="11.67" calcext:value-type="float">
            <text:p>11.67</text:p>
          </table:table-cell>
          <table:table-cell table:formula="of:=[.M4]/5"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4885" calcext:value-type="float">
            <text:p>0.14885</text:p>
          </table:table-cell>
          <table:table-cell table:formula="of:=([.B5]*[.C5])/[.A5]" office:value-type="float" office:value="0.00044655" calcext:value-type="float">
            <text:p>0.00044655</text:p>
          </table:table-cell>
          <table:table-cell/>
          <table:table-cell table:style-name="ce1" office:value-type="float" office:value="4" calcext:value-type="float">
            <text:p>4.00</text:p>
          </table:table-cell>
          <table:table-cell table:style-name="ce1"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5]/5" office:value-type="float" office:value="1.67" calcext:value-type="float">
            <text:p>1.67</text:p>
          </table:table-cell>
          <table:table-cell/>
          <table:table-cell office:value-type="float" office:value="11.44" calcext:value-type="float">
            <text:p>11.44</text:p>
          </table:table-cell>
          <table:table-cell table:formula="of:=[.M5]/5"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0.14885" calcext:value-type="float">
            <text:p>0.14885</text:p>
          </table:table-cell>
          <table:table-cell table:formula="of:=([.B6]*[.C6])/[.A6]" office:value-type="float" office:value="0.000471358333333333" calcext:value-type="float">
            <text:p>0.0004713583</text:p>
          </table:table-cell>
          <table:table-cell/>
          <table:table-cell table:style-name="ce1" office:value-type="float" office:value="6" calcext:value-type="float">
            <text:p>6.00</text:p>
          </table:table-cell>
          <table:table-cell table:style-name="ce1" office:value-type="float" office:value="16.6" calcext:value-type="float">
            <text:p>16.60</text:p>
          </table:table-cell>
          <table:table-cell table:formula="of:=[.G6]/5" office:value-type="float" office:value="3.32" calcext:value-type="float">
            <text:p>3.32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J6]/5" office:value-type="float" office:value="1.66" calcext:value-type="float">
            <text:p>1.66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[.M6]/5"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0.14885" calcext:value-type="float">
            <text:p>0.14885</text:p>
          </table:table-cell>
          <table:table-cell table:formula="of:=([.B7]*[.C7])/[.A7]" office:value-type="float" office:value="0.000486243333333333" calcext:value-type="float">
            <text:p>0.0004862433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style-name="ce1"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7]/5" office:value-type="float" office:value="1.666" calcext:value-type="float">
            <text:p>1.666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7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0.14885" calcext:value-type="float">
            <text:p>0.14885</text:p>
          </table:table-cell>
          <table:table-cell table:formula="of:=([.B8]*[.C8])/[.A8]" office:value-type="float" office:value="0.000471358333333333" calcext:value-type="float">
            <text:p>0.0004713583</text:p>
          </table:table-cell>
          <table:table-cell/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/>
          <table:table-cell office:value-type="float" office:value="8.29" calcext:value-type="float">
            <text:p>8.29</text:p>
          </table:table-cell>
          <table:table-cell table:formula="of:=[.J8]/5" office:value-type="float" office:value="1.658" calcext:value-type="float">
            <text:p>1.658</text:p>
          </table:table-cell>
          <table:table-cell/>
          <table:table-cell office:value-type="float" office:value="11.64" calcext:value-type="float">
            <text:p>11.64</text:p>
          </table:table-cell>
          <table:table-cell table:formula="of:=[.M8]/5"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0.14885" calcext:value-type="float">
            <text:p>0.14885</text:p>
          </table:table-cell>
          <table:table-cell table:formula="of:=([.B9]*[.C9])/[.A9]" office:value-type="float" office:value="0.0004539925" calcext:value-type="float">
            <text:p>0.0004539925</text:p>
          </table:table-cell>
          <table:table-cell/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J9]/5" office:value-type="float" office:value="1.7" calcext:value-type="float">
            <text:p>1.7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[.M9]/5"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0.14885" calcext:value-type="float">
            <text:p>0.14885</text:p>
          </table:table-cell>
          <table:table-cell table:formula="of:=([.B10]*[.C10])/[.A10]" office:value-type="float" office:value="0.000453021739130435" calcext:value-type="float">
            <text:p>0.0004530217</text:p>
          </table:table-cell>
          <table:table-cell/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10]/5" office:value-type="float" office:value="1.666" calcext:value-type="float">
            <text:p>1.666</text:p>
          </table:table-cell>
          <table:table-cell/>
          <table:table-cell office:value-type="float" office:value="11.53" calcext:value-type="float">
            <text:p>11.53</text:p>
          </table:table-cell>
          <table:table-cell table:formula="of:=[.M10]/5"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0.14885" calcext:value-type="float">
            <text:p>0.14885</text:p>
          </table:table-cell>
          <table:table-cell table:formula="of:=([.B11]*[.C11])/[.A11]" office:value-type="float" office:value="0.000441037037037037" calcext:value-type="float">
            <text:p>0.000441037</text:p>
          </table:table-cell>
          <table:table-cell/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1]/5" office:value-type="float" office:value="1.692" calcext:value-type="float">
            <text:p>1.692</text:p>
          </table:table-cell>
          <table:table-cell/>
          <table:table-cell office:value-type="float" office:value="11.58" calcext:value-type="float">
            <text:p>11.58</text:p>
          </table:table-cell>
          <table:table-cell table:formula="of:=[.M11]/5"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0.14885" calcext:value-type="float">
            <text:p>0.14885</text:p>
          </table:table-cell>
          <table:table-cell table:formula="of:=([.B12]*[.C12])/[.A12]" office:value-type="float" office:value="0.00044655" calcext:value-type="float">
            <text:p>0.00044655</text:p>
          </table:table-cell>
          <table:table-cell/>
          <table:table-cell table:style-name="ce1" office:value-type="float" office:value="18" calcext:value-type="float">
            <text:p>18.00</text:p>
          </table:table-cell>
          <table:table-cell table:style-name="ce1" office:value-type="float" office:value="31" calcext:value-type="float">
            <text:p>31.00</text:p>
          </table:table-cell>
          <table:table-cell table:formula="of:=[.G12]/5" office:value-type="float" office:value="6.2" calcext:value-type="float">
            <text:p>6.2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2]/5" office:value-type="float" office:value="1.692" calcext:value-type="float">
            <text:p>1.692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12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4885" calcext:value-type="float">
            <text:p>0.14885</text:p>
          </table:table-cell>
          <table:table-cell table:formula="of:=([.B13]*[.C13])/[.A13]" office:value-type="float" office:value="0.000451060606060606" calcext:value-type="float">
            <text:p>0.0004510606</text:p>
          </table:table-cell>
          <table:table-cell/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/>
          <table:table-cell office:value-type="float" office:value="8.27" calcext:value-type="float">
            <text:p>8.27</text:p>
          </table:table-cell>
          <table:table-cell table:formula="of:=[.J13]/5" office:value-type="float" office:value="1.654" calcext:value-type="float">
            <text:p>1.654</text:p>
          </table:table-cell>
          <table:table-cell/>
          <table:table-cell office:value-type="float" office:value="11.52" calcext:value-type="float">
            <text:p>11.52</text:p>
          </table:table-cell>
          <table:table-cell table:formula="of:=[.M13]/5" office:value-type="float" office:value="2.304" calcext:value-type="float">
            <text:p>2.3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formula="of:=AVERAGE([.D4:.D13])" office:value-type="float" office:value="0.000458426077111697" calcext:value-type="float">
            <text:p>0.000458426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Gewicht G</text:p>
          </table:table-cell>
          <table:table-cell table:number-columns-repeated="2"/>
          <table:table-cell office:value-type="string" calcext:value-type="string">
            <text:p>Gewicht B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sse m_G </text:p>
          </table:table-cell>
          <table:table-cell office:value-type="string" calcext:value-type="string">
            <text:p>0.22343 kg</text:p>
          </table:table-cell>
          <table:table-cell/>
          <table:table-cell office:value-type="string" calcext:value-type="string">
            <text:p>Masse m_B</text:p>
          </table:table-cell>
          <table:table-cell office:value-type="string" calcext:value-type="string">
            <text:p>0.22250 k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rchmesser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Durchmesser</text:p>
          </table:table-cell>
          <table:table-cell office:value-type="float" office:value="0.0346" calcext:value-type="float">
            <text:p>0.03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9" calcext:value-type="float">
            <text:p>0.03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8" calcext:value-type="float">
            <text:p>0.03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7" calcext:value-type="float">
            <text:p>0.03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65" calcext:value-type="float">
            <text:p>0.034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19:.G23])" office:value-type="float" office:value="0.03446" calcext:value-type="float">
            <text:p>0.03446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J19:.J23])" office:value-type="float" office:value="0.03473" calcext:value-type="float">
            <text:p>0.034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dius</text:p>
          </table:table-cell>
          <table:table-cell table:formula="of:=[.G24]/2" office:value-type="float" office:value="0.01723" calcext:value-type="float">
            <text:p>0.01723</text:p>
          </table:table-cell>
          <table:table-cell/>
          <table:table-cell office:value-type="string" calcext:value-type="string">
            <text:p>Radius</text:p>
          </table:table-cell>
          <table:table-cell table:formula="of:=[.J24]/2" office:value-type="float" office:value="0.017365" calcext:value-type="float">
            <text:p>0.01736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öhe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Höhe</text:p>
          </table:table-cell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" calcext:value-type="float">
            <text:p>0.029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J27:.J29])" office:value-type="float" office:value="0.0297333333333333" calcext:value-type="float">
            <text:p>0.0297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1:05:26.174362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19T22:08:21.941295092</dc:date>
    <dc:creator>Annika </dc:creator>
    <meta:editing-duration>PT1H45M14S</meta:editing-duration>
    <meta:editing-cycles>12</meta:editing-cycles>
    <meta:generator>LibreOffice/4.4.3.2$Linux_X86_64 LibreOffice_project/40m0$Build-2</meta:generator>
    <meta:document-statistic meta:table-count="1" meta:cell-count="168" meta:object-count="0"/>
  </office:meta>
</office:document-meta>
</file>